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FD000000E3151608A9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502cm"/>
          <style:tab-stop style:position="10.252cm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</style:style>
    <style:style style:name="P3" style:family="paragraph" style:parent-style-name="Footer">
      <style:text-properties fo:font-size="8pt" fo:language="es" fo:country="ES" style:font-size-asian="8pt" style:font-size-complex="8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0.5pt" fo:font-weight="bold" style:font-size-asian="10.5pt" style:font-weight-asian="bold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Hola Vicente,</text:p>
      <text:p text:style-name="Standard"><text:tab/>Me hubiese gustado gastar clases para las las condiciones de la punctuacion de los colegios pero me parecía que me he puesto tarde con el tema.</text:p>
      <text:p text:style-name="Standard">Las carpetas están en <text:a xlink:type="simple" xlink:href="https://github.com/dbejenaru/EntornosDeDesarrollo">https://github.com/dbejenaru/EntornosDeDesarrollo</text:a> marcadas con Actividad 5 y los gráficos están dentro de cada carpeta.</text:p>
      <text:p text:style-name="Standard">Gracias</text:p>
      <text:p text:style-name="Standard">Salud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true" style:font-name-asian="SimSun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writing-mode="lr-tb"/>
      <style:text-properties style:use-window-font-color="true"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1.259cm" fo:margin-right="0cm" fo:margin-top="3.175cm" fo:margin-bottom="0cm" fo:text-align="end" style:justify-single-word="false" fo:keep-together="always" fo:text-indent="-0.63cm" style:auto-text-indent="false" fo:keep-with-next="always"/>
      <style:text-properties fo:font-size="24pt" fo:font-weight="bold" style:font-size-asian="24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together="always" fo:keep-with-next="always"/>
      <style:text-properties fo:font-weight="bold" style:font-weight-asian="bold" style:font-size-complex="13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423cm" fo:margin-bottom="0cm"/>
    </style:style>
    <style:style style:name="caption" style:family="paragraph" style:parent-style-name="Standard" style:default-outline-level="">
      <style:paragraph-properties fo:margin="100%" fo:margin-left="1cm" fo:margin-right="0cm" fo:margin-top="0cm" fo:margin-bottom="0.635cm" fo:line-height="100%" fo:text-indent="-1cm" style:auto-text-indent="false"/>
      <style:text-properties fo:font-size="10pt" style:font-size-asian="10pt" style:font-size-complex="9pt" style:font-style-complex="italic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1" fo:font-size="24pt" fo:font-weight="bold" style:font-size-asian="24pt" style:font-weight-asian="bold" style:font-size-complex="16pt"/>
    </style:style>
    <style:style style:name="Título_20_2_20_Car" style:display-name="Título 2 Car" style:family="text" style:parent-style-name="Default_20_Paragraph_20_Font">
      <style:text-properties style:font-name="Arial1" fo:font-weight="bold" style:font-weight-asian="bold" style:font-size-complex="13pt"/>
    </style:style>
    <style:style style:name="Título_20_3_20_Car" style:display-name="Título 3 Car" style:family="text" style:parent-style-name="Default_20_Paragraph_20_Font">
      <style:text-properties style:font-name="Arial1" style:font-size-complex="13pt"/>
    </style:style>
    <style:style style:name="Encabezado_20_Car" style:display-name="Encabezado Car" style:family="text" style:parent-style-name="Default_20_Paragraph_20_Font">
      <style:text-properties style:font-name="Arial1"/>
    </style:style>
    <style:style style:name="Pie_20_de_20_página_20_Car" style:display-name="Pie de página Car" style:family="text" style:parent-style-name="Default_20_Paragraph_20_Font">
      <style:text-properties style:font-name="Ari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502cm"/>
          <style:tab-stop style:position="10.252cm"/>
          <style:tab-stop style:position="15cm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</style:style>
    <style:style style:name="MP3" style:family="paragraph" style:parent-style-name="Footer">
      <style:text-properties fo:font-size="8pt" fo:language="es" fo:country="ES" style:font-size-asian="8pt" style:font-size-complex="8pt"/>
    </style:style>
    <style:style style:name="MT1" style:family="text">
      <style:text-properties fo:font-size="10.5pt" fo:font-weight="bold" style:font-size-asian="10.5pt" style:font-weight-asian="bold" style:font-size-complex="10.5pt"/>
    </style:style>
    <style:style style:name="MT2" style:family="text">
      <style:text-properties fo:font-size="10.5pt" style:font-size-asian="10.5pt" style:font-size-complex="10.5pt"/>
    </style:style>
    <style:style style:name="M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249cm" fo:margin-left="3cm" fo:margin-right="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15cm" fo:margin-left="0cm" fo:margin-right="0cm" fo:margin-bottom="2.117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Ciclo</text:span><text:span text:style-name="MT2"> <text:tab/></text:span><text:span text:style-name="MT1">Módulo</text:span><text:span text:style-name="MT2"> ED</text:span><draw:frame draw:style-name="Mfr1" draw:name="graphics1" text:anchor-type="char" svg:x="0.215cm" svg:y="-0.048cm" svg:width="5.717cm" svg:height="1.693cm" draw:z-index="0"><draw:image xlink:href="Pictures/10000000000002FD000000E3151608A9.jpg" xlink:type="simple" xlink:show="embed" xlink:actuate="onLoad"/></draw:frame></text:p>
        <text:p text:style-name="MP2"><text:span text:style-name="MT2"><text:tab/></text:span><text:span text:style-name="MT1">Bloque 2</text:span></text:p>
        <text:p text:style-name="MP2"><text:span text:style-name="MT2"><text:tab/></text:span><text:span text:style-name="MT1">Actividad 5</text:span></text:p>
        <text:p text:style-name="MP2"><text:span text:style-name="MT2"><text:tab/></text:span><text:span text:style-name="MT1">Nombre <text:s/></text:span><text:span text:style-name="MT3">Constantin Dragos Bejenaru</text:span></text:p>
      </style:header>
      <style:footer>
        <text:p text:style-name="MP3">Vicente Monfort Salvado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creation-date>2017-10-02T11:25:14.89</meta:creation-date>
    <dc:date>2017-11-06T17:50:22.70</dc:date>
    <meta:editing-duration>PT20M38S</meta:editing-duration>
    <meta:generator>OpenOffice.org/3.4.1$Win32 OpenOffice.org_project/341m1$Build-9593</meta:generator>
    <meta:document-statistic meta:table-count="0" meta:image-count="1" meta:object-count="0" meta:page-count="1" meta:paragraph-count="10" meta:word-count="61" meta:character-count="4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ctividades.dotx" xlink:href=""/>
  </office:meta>
</office:document-meta>
</file>